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ff6600" draw:opacity="100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5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6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9" style:family="paragraph">
      <loext:graphic-properties draw:fill-color="#ff6600" draw:opacity="25%"/>
      <style:paragraph-properties fo:text-align="center"/>
      <style:text-properties fo:font-size="12pt"/>
    </style:style>
    <style:style style:name="P10" style:family="paragraph">
      <loext:graphic-properties draw:fill-color="#801900" draw:opacity="25%"/>
      <style:paragraph-properties fo:text-align="center"/>
      <style:text-properties fo:font-size="12pt"/>
    </style:style>
    <style:style style:name="P11" style:family="paragraph">
      <loext:graphic-properties draw:fill-color="#99ff66" draw:opacity="100%"/>
      <style:paragraph-properties fo:text-align="center"/>
      <style:text-properties fo:font-size="12pt"/>
    </style:style>
    <style:style style:name="P12" style:family="paragraph">
      <loext:graphic-properties draw:fill-color="#99ff66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ff6600" draw:opacity="25%"/>
      <style:paragraph-properties fo:text-align="center"/>
      <style:text-properties fo:font-size="12pt"/>
    </style:style>
    <style:style style:name="P14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gr1" style:family="graphic">
      <style:graphic-properties draw:fill-color="#ff66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80008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008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ff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ffset-x="0.1201in" draw:shadow-offset-y="0.1201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7" draw:name="Shape 44" draw:style-name="gr10" draw:text-style-name="P10" svg:width="0.1335in" svg:height="0.1335in" svg:x="5.3882in" svg:y="0.4193in"><text:p/><draw:enhanced-geometry svg:viewBox="0 0 21600 21600" draw:type="rectangle" draw:enhanced-path="M 0 0 L 21600 0 21600 21600 0 21600 0 0 Z N"/></draw:custom-shape><draw:custom-shape text:anchor-type="paragraph" draw:z-index="3" draw:name="Shape 71" draw:style-name="gr12" draw:text-style-name="P12" svg:width="0.1335in" svg:height="0.1335in" svg:x="0.4465in" svg:y="0.4201in"><text:p/><draw:enhanced-geometry svg:viewBox="0 0 21600 21600" draw:type="rectangle" draw:enhanced-path="M 0 0 L 21600 0 21600 21600 0 21600 0 0 Z N"/></draw:custom-shape><draw:custom-shape text:anchor-type="paragraph" draw:z-index="12" draw:name="Shape 3" draw:style-name="gr7" draw:text-style-name="P8" svg:width="0.1335in" svg:height="0.1335in" svg:x="2.4181in" svg:y="0.4098in"><text:p/><draw:enhanced-geometry svg:viewBox="0 0 21600 21600" draw:type="rectangle" draw:enhanced-path="M 0 0 L 21600 0 21600 21600 0 21600 0 0 Z N"/></draw:custom-shape><draw:custom-shape text:anchor-type="paragraph" draw:z-index="20" draw:name="Shape 11" draw:style-name="gr3" draw:text-style-name="P4" svg:width="0.1343in" svg:height="0.1343in" svg:x="4.3984in" svg:y="0.4217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><draw:custom-shape text:anchor-type="paragraph" draw:z-index="18" draw:name="Shape 10" draw:style-name="gr5" draw:text-style-name="P6" svg:width="0.135in" svg:height="0.135in" svg:x="0.4138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" draw:name="Shape 70" draw:style-name="gr14" draw:text-style-name="P13" svg:width="0.1335in" svg:height="0.1335in" svg:x="0.4in" svg:y="0.175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14" draw:name="Shape 6" draw:style-name="gr6" draw:text-style-name="P7" svg:width="0.1343in" svg:height="0.1343in" svg:x="0.3909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6" draw:name="Shape 43" draw:style-name="gr11" draw:text-style-name="P11" svg:width="0.1335in" svg:height="0.1335in" svg:x="0.4083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3" draw:style-name="gr2" draw:text-style-name="P4" svg:width="0.1358in" svg:height="0.1358in" svg:x="0.4071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" draw:name="Shape 69" draw:style-name="gr15" draw:text-style-name="P14" svg:width="0.1335in" svg:height="0.1335in" svg:x="0.4047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8" draw:style-name="gr5" draw:text-style-name="P6" svg:width="0.135in" svg:height="0.135in" svg:x="0.389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23" draw:name="Shape 14" draw:style-name="gr1" draw:text-style-name="P3" svg:width="0.1335in" svg:height="0.1335in" svg:x="0.4193in" svg:y="0.1783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3" draw:name="Shape 5" draw:style-name="gr6" draw:text-style-name="P7" svg:width="0.1343in" svg:height="0.1343in" svg:x="0.420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8" draw:style-name="gr12" draw:text-style-name="P12" svg:width="0.1335in" svg:height="0.1335in" svg:x="0.4047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1" draw:style-name="gr8" draw:text-style-name="P8" svg:width="0.1335in" svg:height="0.1335in" svg:x="0.3925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9" draw:name="Shape 4" draw:style-name="gr4" draw:text-style-name="P5" svg:width="0.1343in" svg:height="0.1343in" svg:x="0.428in" svg:y="0.1654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2" draw:style-name="gr13" draw:text-style-name="P10" svg:width="0.1343in" svg:height="0.1343in" svg:x="0.4189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7" draw:name="Shape 9" draw:style-name="gr5" draw:text-style-name="P6" svg:width="0.135in" svg:height="0.135in" svg:x="0.3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6" draw:style-name="gr9" draw:text-style-name="P9" svg:width="0.1335in" svg:height="0.1335in" svg:x="0.4028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5" draw:name="Shape 7" draw:style-name="gr6" draw:text-style-name="P7" svg:width="0.1343in" svg:height="0.1343in" svg:x="0.427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3" draw:style-name="gr12" draw:text-style-name="P12" svg:width="0.1335in" svg:height="0.1335in" svg:x="0.4181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" draw:style-name="gr7" draw:text-style-name="P8" svg:width="0.1335in" svg:height="0.1335in" svg:x="0.4055in" svg:y="0.157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2" draw:style-name="gr2" draw:text-style-name="P4" svg:width="0.1358in" svg:height="0.1358in" svg:x="0.4075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8" draw:name="Shape 45" draw:style-name="gr10" draw:text-style-name="P10" svg:width="0.1335in" svg:height="0.1335in" svg:x="0.4244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3:04:21.968420601</dc:date>
    <meta:editing-duration>PT1H54M56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